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B5000003C2D54EBCC5808F95DC.jpg" manifest:media-type="image/jpeg"/>
  <manifest:file-entry manifest:full-path="Pictures/100000000000043800000540258089C671725EE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2023.11.02" draw:style-name="dp1" draw:master-page-name="Default">
        <draw:frame draw:style-name="gr1" draw:text-style-name="P1" draw:layer="layout" svg:width="20.378cm" svg:height="11.416cm" svg:x="4.106cm" svg:y="4.423cm">
          <draw:image xlink:href="Pictures/10000000000006B5000003C2D54EBCC5808F95DC.jpg" xlink:type="simple" xlink:show="embed" xlink:actuate="onLoad" draw:mime-type="image/jpeg">
            <text:p/>
          </draw:image>
        </draw:frame>
      </draw:page>
      <draw:page draw:name="2023.10.30" draw:style-name="dp1" draw:master-page-name="Default">
        <draw:frame draw:style-name="gr1" draw:text-style-name="P1" draw:layer="layout" svg:width="16.313cm" svg:height="20.302cm" svg:x="5.504cm" svg:y="0.296cm">
          <draw:image xlink:href="Pictures/100000000000043800000540258089C671725EE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96cm" fo:margin-bottom="0.991cm" fo:margin-left="0.296cm" fo:margin-right="0.91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1-03T01:42:34.026000000</dc:date>
    <meta:editing-duration>PT2H5M8S</meta:editing-duration>
    <meta:editing-cycles>3</meta:editing-cycles>
    <meta:generator>LibreOffice/7.6.2.1$Windows_x86 LibreOffice_project/56f7684011345957bbf33a7ee678afaf4d2ba333</meta:generator>
    <meta:document-statistic meta:object-count="2"/>
  </office:meta>
</office:document-meta>
</file>